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5-07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5-04-1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5-01-0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4-11-0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4-08-2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4-05-1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3-12-1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3-09-1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3-05-1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2-07-2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2-04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1-11-0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1-08-0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1-05-1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1-03-1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6052" calcext:value-type="float">
            <text:p>49.9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35101152748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